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Future Radio Access Networks Empowering Mobile<text:line-break/>Cloud Comput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 text:style-name="P1">- Mobile cloud computing</text:p>
            <text:p text:style-name="P1">- Mobile Network evolution</text:p>
            <text:p text:style-name="P1">- Their relationshi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omputing 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devices design focused on size, weight, battery life over computational capacity</text:p>
              </text:list-item>
              <text:list-item>
                <text:p>Connectivity issues (connection availability, data rates, latency)</text:p>
              </text:list-item>
              <text:list-item>
                <text:p>There are problems that can't be solved in this environment (image processing, natural language process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bile cloud compu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mote clouds: traditional cloud computing, offloading to huge datacenters</text:p>
              </text:list-item>
              <text:list-item>
                <text:p>Cloudlets: offloading to laptops or desktop computers in close proximity</text:p>
              </text:list-item>
              <text:list-item>
                <text:p>Clouds of mobile devices: offloading to other mobile de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advanta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aster connections</text:p>
              </text:list-item>
              <text:list-item>
                <text:p>Cheaper</text:p>
              </text:list-item>
              <text:list-item>
                <text:p>Less battery drain</text:p>
              </text:list-item>
              <text:list-item>
                <text:p>Availablility</text:p>
              </text:list-item>
              <text:list-item>
                <text:p>Lesser congestion to core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oudlet / mobile cloud challe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chitectural changes</text:p>
                <text:list>
                  <text:list-item>
                    <text:p>Existing applications need to be modified</text:p>
                  </text:list-item>
                  <text:list-item>
                    <text:p>New architectures must be developed</text:p>
                  </text:list-item>
                </text:list>
              </text:list-item>
              <text:list-item>
                <text:p>Deciding when is it beneficial to offload</text:p>
              </text:list-item>
              <text:list-item>
                <text:p>Deciding where is it most beneficial to offload</text:p>
              </text:list-item>
              <text:list-item>
                <text:p>Deciding how to offload</text:p>
              </text:list-item>
              <text:list-item>
                <text:p>Security</text:p>
              </text:list-item>
              <text:list-item>
                <text:p>Mo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ellular networ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adio access network</text:p>
              </text:list-item>
              <text:list-item>
                <text:p>Mobile core</text:p>
              </text:list-item>
              <text:list-item>
                <text:p>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ture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pporting numerous low rate connections along higher rate connections</text:p>
              </text:list-item>
              <text:list-item>
                <text:p>Increased data rates</text:p>
              </text:list-item>
              <text:list-item>
                <text:p>Lower latency</text:p>
              </text:list-item>
              <text:list-item>
                <text:p>Energy and cost efficien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to achieve th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urn base stations on/off based on usage</text:p>
              </text:list-item>
              <text:list-item>
                <text:p>Renewable energy</text:p>
              </text:list-item>
              <text:list-item>
                <text:p>New business models</text:p>
              </text:list-item>
              <text:list-item>
                <text:p>Ultra-densification</text:p>
              </text:list-item>
              <text:list-item>
                <text:p>MmWave</text:p>
              </text:list-item>
              <text:list-item>
                <text:p>Masissive MIMO</text:p>
              </text:list-item>
              <text:list-item>
                <text:p>Virtualization</text:p>
              </text:list-item>
              <text:list-item>
                <text:p>Improving existing features (small cell cach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lation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goals</text:p>
              </text:list-item>
              <text:list-item>
                <text:p>Same problems to be solved</text:p>
              </text:list-item>
              <text:list-item>
                <text:p>Mainly benefits remote cloud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is affec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bile cloud computing approaches' value should be investigated closely</text:p>
              </text:list-item>
              <text:list-item>
                <text:p>Try to find out what are their advantages after mobile network evolution</text:p>
              </text:list-item>
              <text:list-item>
                <text:p>Remote cloud in advantag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not just use everyth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itional infrastructure (cloudlets)</text:p>
              </text:list-item>
              <text:list-item>
                <text:p>Architectural changes</text:p>
              </text:list-item>
              <text:list-item>
                <text:p>Possible performance 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13:58:52.624624777</meta:creation-date>
    <dc:date>2016-04-01T09:46:01.628127795</dc:date>
    <meta:editing-duration>PT2H26M53S</meta:editing-duration>
    <meta:editing-cycles>27</meta:editing-cycles>
    <meta:generator>LibreOffice/4.2.8.2$Linux_X86_64 LibreOffice_project/420m0$Build-2</meta:generator>
    <dc:creator>Niko Kortström</dc:creator>
    <meta:document-statistic meta:object-count="65"/>
  </office:meta>
</office:document-meta>
</file>